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P2" style:family="paragraph" style:parent-style-name="Standard">
      <style:text-properties officeooo:rsid="0019c879" officeooo:paragraph-rsid="00238f61"/>
    </style:style>
    <style:style style:name="T1" style:family="text">
      <style:text-properties officeooo:rsid="00205a7f"/>
    </style:style>
    <style:style style:name="T2" style:family="text">
      <style:text-properties officeooo:rsid="00224cfb"/>
    </style:style>
    <style:style style:name="T3" style:family="text">
      <style:text-properties officeooo:rsid="00238f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Uczenie się o UPDI</text:span></text:p>
      <text:p text:style-name="P1">-<text:span text:style-name="T2">Mogę używać arduino IDE</text:span></text:p>
      <text:p text:style-name="P2">-<text:span text:style-name="T2">KISS principle – Keep it simple stupid.</text:span></text:p>
      <text:p text:style-name="P2"><text:span text:style-name="T2">-</text:span><text:span text:style-name="T3">Istnieje coś takiego jak platform IO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30T17:56:24.906581516</dc:date>
    <meta:editing-duration>PT30M36S</meta:editing-duration>
    <meta:editing-cycles>8</meta:editing-cycles>
    <meta:document-statistic meta:table-count="0" meta:image-count="0" meta:object-count="0" meta:page-count="1" meta:paragraph-count="4" meta:word-count="20" meta:character-count="121" meta:non-whitespace-character-count="103"/>
  </office:meta>
</office:document-meta>
</file>